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746" officeooo:paragraph-rsid="0005b746"/>
    </style:style>
    <style:style style:name="P2" style:family="paragraph" style:parent-style-name="Standard">
      <style:text-properties officeooo:rsid="00069017" officeooo:paragraph-rsid="000690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3/11/2025 <text:s/>- <text:s/>Induction TRAING PENDING </text:p>
      <text:p text:style-name="P1"/>
      <text:p text:style-name="P1">8197866095 </text:p>
      <text:p text:style-name="P1"/>
      <text:p text:style-name="P1">Yogesha Sn <text:s/>- <text:s/>16096 <text:s/></text:p>
      <text:p text:style-name="P1"/>
      <text:p text:style-name="P1"/>
      <text:p text:style-name="P2">Petty cash register not <text:s/>writing with timly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13T13:28:16.117315279</meta:creation-date>
    <meta:editing-duration>PT7H25M58S</meta:editing-duration>
    <meta:editing-cycles>2</meta:editing-cycles>
    <meta:generator>LibreOffice/6.4.7.2$Linux_X86_64 LibreOffice_project/40$Build-2</meta:generator>
    <dc:date>2025-12-13T20:16:32.325731627</dc:date>
    <meta:document-statistic meta:table-count="0" meta:image-count="0" meta:object-count="0" meta:page-count="1" meta:paragraph-count="4" meta:word-count="17" meta:character-count="117" meta:non-whitespace-character-count="94"/>
  </office:meta>
</office:document-meta>
</file>